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EE7E5" style:repeat-content="false"/>
      <style:paragraph-properties fo:text-align="center"/>
    </style:style>
    <style:style style:name="ce6" style:family="table-cell" style:parent-style-name="Default" style:data-style-name="N15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3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EE7E5"/>
    </style:style>
    <style:style style:name="ce9" style:family="table-cell" style:parent-style-name="Default" style:data-style-name="N0">
      <style:table-cell-properties fo:border="thin solid #000000" style:vertical-align="middle" fo:background-color="#DEE7E5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EE7E5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DEE7E5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DEE7E5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15">
      <style:table-cell-properties fo:border-top="thin solid #000000" fo:border-bottom="thin solid #000000" fo:border-left="none" fo:border-right="none" style:vertical-align="automatic" fo:background-color="#DEE7E5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DEE7E5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EE7E5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EE7E5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EE7E5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15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DEE7E5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DEE7E5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DEE7E5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EE7E5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2.14312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8">
            <text:p>Tipo de Algoritmo</text:p>
          </table:table-cell>
          <table:table-cell office:value-type="string" table:style-name="ce24">
            <text:p>Tamaño del Vector</text:p>
          </table:table-cell>
          <table:table-cell office:value-type="string" table:style-name="ce23">
            <text:p>Tiempo de ejecución</text:p>
          </table:table-cell>
          <table:table-cell office:value-type="string" table:style-name="ce22">
            <text:p>K</text:p>
          </table:table-cell>
          <table:table-cell office:value-type="string" table:style-name="ce21">
            <text:p>Tiempo de ejecución Teorica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11" table:style-name="ce9">
            <text:p>Burbuja – O(n²)</text:p>
          </table:table-cell>
          <table:table-cell office:value-type="float" office:value="5000" table:style-name="ce2">
            <text:p>5000</text:p>
          </table:table-cell>
          <table:table-cell office:value-type="float" office:value="2.0140999999999999E-2" table:style-name="ce3">
            <text:p>0,020141</text:p>
          </table:table-cell>
          <table:table-cell office:value-type="float" office:value="8.0563999999999992E-10" table:formula="of:=[.C2]/[.B2]^2" table:style-name="ce2">
            <text:p>8,0564E-10</text:p>
          </table:table-cell>
          <table:table-cell office:value-type="float" office:value="4.1416784973922897E-6" table:formula="of:= [.D$12]*[.B2]" table:style-name="ce19">
            <text:p>4,14168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0000" table:style-name="ce2">
            <text:p>10000</text:p>
          </table:table-cell>
          <table:table-cell office:value-type="float" office:value="7.7950000000000005E-2" table:style-name="ce3">
            <text:p>0,07795</text:p>
          </table:table-cell>
          <table:table-cell office:value-type="float" office:value="7.7950000000000005E-10" table:formula="of:=[.C3]/[.B3]^2" table:style-name="ce2">
            <text:p>7,795E-10</text:p>
          </table:table-cell>
          <table:table-cell office:value-type="float" office:value="8.2833569947845793E-6" table:formula="of:= [.D$12]*[.B3]" table:style-name="ce19">
            <text:p>8,28336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5000" table:style-name="ce2">
            <text:p>15000</text:p>
          </table:table-cell>
          <table:table-cell office:value-type="float" office:value="0.17119500000000001" table:style-name="ce4">
            <text:p>0,171195</text:p>
          </table:table-cell>
          <table:table-cell office:value-type="float" office:value="7.6086666666666669E-10" table:formula="of:=[.C4]/[.B4]^2" table:style-name="ce2">
            <text:p>7,60867E-10</text:p>
          </table:table-cell>
          <table:table-cell office:value-type="float" office:value="1.2425035492176871E-5" table:formula="of:= [.D$12]*[.B4]" table:style-name="ce19">
            <text:p>1,2425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0000" table:style-name="ce2">
            <text:p>20000</text:p>
          </table:table-cell>
          <table:table-cell office:value-type="float" office:value="0.31252799999999997" table:style-name="ce4">
            <text:p>0,312528</text:p>
          </table:table-cell>
          <table:table-cell office:value-type="float" office:value="7.8131999999999994E-10" table:formula="of:=[.C5]/[.B5]^2" table:style-name="ce2">
            <text:p>7,8132E-10</text:p>
          </table:table-cell>
          <table:table-cell office:value-type="float" office:value="1.6566713989569159E-5" table:formula="of:= [.D$12]*[.B5]" table:style-name="ce19">
            <text:p>1,65667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5000" table:style-name="ce2">
            <text:p>25000</text:p>
          </table:table-cell>
          <table:table-cell office:value-type="float" office:value="0.499832" table:style-name="ce4">
            <text:p>0,499832</text:p>
          </table:table-cell>
          <table:table-cell office:value-type="float" office:value="7.9973119999999996E-10" table:formula="of:=[.C6]/[.B6]^2" table:style-name="ce2">
            <text:p>7,99731E-10</text:p>
          </table:table-cell>
          <table:table-cell office:value-type="float" office:value="2.0708392486961452E-5" table:formula="of:= [.D$12]*[.B6]" table:style-name="ce19">
            <text:p>2,07084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0000" table:style-name="ce2">
            <text:p>30000</text:p>
          </table:table-cell>
          <table:table-cell office:value-type="float" office:value="0.72748699999999999" table:style-name="ce4">
            <text:p>0,727487</text:p>
          </table:table-cell>
          <table:table-cell office:value-type="float" office:value="8.0831888888888889E-10" table:formula="of:=[.C7]/[.B7]^2" table:style-name="ce2">
            <text:p>8,08319E-10</text:p>
          </table:table-cell>
          <table:table-cell office:value-type="float" office:value="2.4850070984353741E-5" table:formula="of:= [.D$12]*[.B7]" table:style-name="ce19">
            <text:p>2,48501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5000" table:style-name="ce2">
            <text:p>35000</text:p>
          </table:table-cell>
          <table:table-cell office:value-type="float" office:value="1.0392399999999999" table:style-name="ce4">
            <text:p>1,03924</text:p>
          </table:table-cell>
          <table:table-cell office:value-type="float" office:value="8.4835918367346931E-10" table:formula="of:=[.C8]/[.B8]^2" table:style-name="ce2">
            <text:p>8,48359E-10</text:p>
          </table:table-cell>
          <table:table-cell office:value-type="float" office:value="2.8991749481746031E-5" table:formula="of:= [.D$12]*[.B8]" table:style-name="ce19">
            <text:p>2,89917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0000" table:style-name="ce2">
            <text:p>40000</text:p>
          </table:table-cell>
          <table:table-cell office:value-type="float" office:value="1.3720600000000001" table:style-name="ce4">
            <text:p>1,37206</text:p>
          </table:table-cell>
          <table:table-cell office:value-type="float" office:value="8.5753750000000005E-10" table:formula="of:=[.C9]/[.B9]^2" table:style-name="ce2">
            <text:p>8,57538E-10</text:p>
          </table:table-cell>
          <table:table-cell office:value-type="float" office:value="3.3133427979138317E-5" table:formula="of:= [.D$12]*[.B9]" table:style-name="ce19">
            <text:p>3,31334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5000" table:style-name="ce2">
            <text:p>45000</text:p>
          </table:table-cell>
          <table:table-cell office:value-type="float" office:value="1.8216000000000001" table:style-name="ce4">
            <text:p>1,8216</text:p>
          </table:table-cell>
          <table:table-cell office:value-type="float" office:value="8.9955555555555559E-10" table:formula="of:=[.C10]/[.B10]^2" table:style-name="ce2">
            <text:p>8,99556E-10</text:p>
          </table:table-cell>
          <table:table-cell office:value-type="float" office:value="3.7275106476530607E-5" table:formula="of:= [.D$12]*[.B10]" table:style-name="ce19">
            <text:p>3,72751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50000" table:style-name="ce2">
            <text:p>50000</text:p>
          </table:table-cell>
          <table:table-cell office:value-type="float" office:value="2.3563200000000002" table:style-name="ce4">
            <text:p>2,35632</text:p>
          </table:table-cell>
          <table:table-cell office:value-type="float" office:value="9.4252800000000004E-10" table:formula="of:=[.C11]/[.B11]^2" table:style-name="ce2">
            <text:p>9,42528E-10</text:p>
          </table:table-cell>
          <table:table-cell office:value-type="float" office:value="4.1416784973922903E-5" table:formula="of:= [.D$12]*[.B11]" table:style-name="ce19">
            <text:p>4,14168E-05</text:p>
          </table:table-cell>
          <table:table-cell table:number-columns-repeated="16379"/>
        </table:table-row>
        <table:table-row table:style-name="ro2">
          <table:covered-table-cell/>
          <table:table-cell table:style-name="ce5"/>
          <table:table-cell office:value-type="string" table:style-name="ce15">
            <text:p>K<text:s/><text:span text:style-name="T1">media =</text:span></text:p>
          </table:table-cell>
          <table:table-cell office:value-type="float" office:value="8.28335699478458E-10" table:formula="of:=AVERAGE([.D2:.D11])" table:style-name="ce16">
            <text:p>8,28336E-10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table:number-columns-spanned="1" table:number-rows-spanned="11" table:style-name="ce9">
            <text:p>Fibonacci - O(2^n)</text:p>
          </table:table-cell>
          <table:table-cell office:value-type="float" office:value="20" table:style-name="ce2">
            <text:p>20</text:p>
          </table:table-cell>
          <table:table-cell office:value-type="float" office:value="2.1999999999999999E-5" table:style-name="ce6">
            <text:p>2,20E-05</text:p>
          </table:table-cell>
          <table:table-cell office:value-type="float" office:value="2.0980834960937499E-11" table:formula="of:=[.C13]/2^[.B13]" table:style-name="ce12">
            <text:p>2,10E-11</text:p>
          </table:table-cell>
          <table:table-cell office:value-type="float" office:value="1.2197177420603109E-10" table:formula="of:= [.D$23]*[.B13]" table:style-name="ce20">
            <text:p>1,22E-10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2" table:style-name="ce2">
            <text:p>22</text:p>
          </table:table-cell>
          <table:table-cell office:value-type="float" office:value="5.8E-5" table:style-name="ce6">
            <text:p>5,80E-05</text:p>
          </table:table-cell>
          <table:table-cell office:value-type="float" office:value="1.3828277587890625E-11" table:formula="of:=[.C14]/2^[.B14]" table:style-name="ce12">
            <text:p>1,38E-11</text:p>
          </table:table-cell>
          <table:table-cell office:value-type="float" office:value="1.341689516266342E-10" table:formula="of:= [.D$23]*[.B14]" table:style-name="ce20">
            <text:p>1,34E-10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4" table:style-name="ce2">
            <text:p>24</text:p>
          </table:table-cell>
          <table:table-cell office:value-type="float" office:value="1.5300000000000001E-4" table:style-name="ce4">
            <text:p>0,000153</text:p>
          </table:table-cell>
          <table:table-cell office:value-type="float" office:value="9.119510650634766E-12" table:formula="of:=[.C15]/2^[.B15]" table:style-name="ce12">
            <text:p>9,12E-12</text:p>
          </table:table-cell>
          <table:table-cell office:value-type="float" office:value="1.463661290472373E-10" table:formula="of:= [.D$23]*[.B15]" table:style-name="ce20">
            <text:p>1,46E-10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6" table:style-name="ce2">
            <text:p>26</text:p>
          </table:table-cell>
          <table:table-cell office:value-type="float" office:value="3.88E-4" table:style-name="ce4">
            <text:p>0,000388</text:p>
          </table:table-cell>
          <table:table-cell office:value-type="float" office:value="5.7816505432128906E-12" table:formula="of:=[.C16]/2^[.B16]" table:style-name="ce12">
            <text:p>5,78E-12</text:p>
          </table:table-cell>
          <table:table-cell office:value-type="float" office:value="1.5856330646784041E-10" table:formula="of:= [.D$23]*[.B16]" table:style-name="ce20">
            <text:p>1,59E-10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8" table:style-name="ce2">
            <text:p>28</text:p>
          </table:table-cell>
          <table:table-cell office:value-type="float" office:value="1.1000000000000001E-3" table:style-name="ce4">
            <text:p>0,0011</text:p>
          </table:table-cell>
          <table:table-cell office:value-type="float" office:value="4.0978193283081057E-12" table:formula="of:=[.C17]/2^[.B17]" table:style-name="ce12">
            <text:p>4,10E-12</text:p>
          </table:table-cell>
          <table:table-cell office:value-type="float" office:value="1.7076048388844354E-10" table:formula="of:= [.D$23]*[.B17]" table:style-name="ce20">
            <text:p>1,71E-10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0" table:style-name="ce2">
            <text:p>30</text:p>
          </table:table-cell>
          <table:table-cell office:value-type="float" office:value="3.1740000000000002E-3" table:style-name="ce4">
            <text:p>0,003174</text:p>
          </table:table-cell>
          <table:table-cell office:value-type="float" office:value="2.956017851829529E-12" table:formula="of:=[.C18]/2^[.B18]" table:style-name="ce12">
            <text:p>2,96E-12</text:p>
          </table:table-cell>
          <table:table-cell office:value-type="float" office:value="1.8295766130904664E-10" table:formula="of:= [.D$23]*[.B18]" table:style-name="ce20">
            <text:p>1,83E-10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2" table:style-name="ce2">
            <text:p>32</text:p>
          </table:table-cell>
          <table:table-cell office:value-type="float" office:value="7.6600000000000001E-3" table:style-name="ce4">
            <text:p>0,00766</text:p>
          </table:table-cell>
          <table:table-cell office:value-type="float" office:value="1.7834827303886414E-12" table:formula="of:=[.C19]/2^[.B19]" table:style-name="ce12">
            <text:p>1,78E-12</text:p>
          </table:table-cell>
          <table:table-cell office:value-type="float" office:value="1.9515483872964974E-10" table:formula="of:= [.D$23]*[.B19]" table:style-name="ce20">
            <text:p>1,95E-10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4" table:style-name="ce2">
            <text:p>34</text:p>
          </table:table-cell>
          <table:table-cell office:value-type="float" office:value="2.0535999999999999E-2" table:style-name="ce4">
            <text:p>0,020536</text:p>
          </table:table-cell>
          <table:table-cell office:value-type="float" office:value="1.1953525245189666E-12" table:formula="of:=[.C20]/2^[.B20]" table:style-name="ce12">
            <text:p>1,20E-12</text:p>
          </table:table-cell>
          <table:table-cell office:value-type="float" office:value="2.0735201615025285E-10" table:formula="of:= [.D$23]*[.B20]" table:style-name="ce20">
            <text:p>2,07E-10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6" table:style-name="ce2">
            <text:p>36</text:p>
          </table:table-cell>
          <table:table-cell office:value-type="float" office:value="5.1746E-2" table:style-name="ce4">
            <text:p>0,051746</text:p>
          </table:table-cell>
          <table:table-cell office:value-type="float" office:value="7.5300340540707112E-13" table:formula="of:=[.C21]/2^[.B21]" table:style-name="ce12">
            <text:p>7,53E-13</text:p>
          </table:table-cell>
          <table:table-cell office:value-type="float" office:value="2.1954919357085595E-10" table:formula="of:= [.D$23]*[.B21]" table:style-name="ce20">
            <text:p>2,20E-10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8" table:style-name="ce2">
            <text:p>38</text:p>
          </table:table-cell>
          <table:table-cell office:value-type="float" office:value="0.13467299999999999" table:style-name="ce4">
            <text:p>0,134673</text:p>
          </table:table-cell>
          <table:table-cell office:value-type="float" office:value="4.8993751988746221E-13" table:formula="of:=[.C22]/2^[.B22]" table:style-name="ce12">
            <text:p>4,90E-13</text:p>
          </table:table-cell>
          <table:table-cell office:value-type="float" office:value="2.3174637099145908E-10" table:formula="of:= [.D$23]*[.B22]" table:style-name="ce20">
            <text:p>2,32E-10</text:p>
          </table:table-cell>
          <table:table-cell table:number-columns-repeated="16379"/>
        </table:table-row>
        <table:table-row table:style-name="ro2">
          <table:covered-table-cell/>
          <table:table-cell table:style-name="ce5"/>
          <table:table-cell office:value-type="string" table:style-name="ce15">
            <text:p>K<text:s/><text:span text:style-name="T1">media =</text:span></text:p>
          </table:table-cell>
          <table:table-cell office:value-type="float" office:value="6.0985887103015545E-12" table:formula="of:=AVERAGE([.D13:.D22])" table:style-name="ce14">
            <text:p>6,10E-12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table:number-columns-spanned="1" table:number-rows-spanned="11" table:style-name="ce9">
            <text:p>Hanoi - O(2^n)</text:p>
          </table:table-cell>
          <table:table-cell office:value-type="float" office:value="9" table:style-name="ce2">
            <text:p>9</text:p>
          </table:table-cell>
          <table:table-cell office:value-type="string" table:style-name="ce7">
            <text:p>2e-06</text:p>
          </table:table-cell>
          <table:table-cell office:value-type="float" office:value="3.9062499999999998E-9" table:formula="of:=[.C24]/2^[.B24]" table:style-name="ce12">
            <text:p>3,91E-09</text:p>
          </table:table-cell>
          <table:table-cell office:value-type="float" office:value="2.6203212118707599E-8" table:formula="of:= [.D$34]*[.B24]" table:style-name="ce20">
            <text:p>2,62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2" table:style-name="ce2">
            <text:p>12</text:p>
          </table:table-cell>
          <table:table-cell office:value-type="float" office:value="1.1E-5" table:style-name="ce6">
            <text:p>1,10E-05</text:p>
          </table:table-cell>
          <table:table-cell office:value-type="float" office:value="2.6855468749999999E-9" table:formula="of:=[.C25]/2^[.B25]" table:style-name="ce12">
            <text:p>2,69E-09</text:p>
          </table:table-cell>
          <table:table-cell office:value-type="float" office:value="3.4937616158276796E-8" table:formula="of:= [.D$34]*[.B25]" table:style-name="ce20">
            <text:p>3,49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5" table:style-name="ce2">
            <text:p>15</text:p>
          </table:table-cell>
          <table:table-cell office:value-type="float" office:value="8.6000000000000003E-5" table:style-name="ce6">
            <text:p>8,60E-05</text:p>
          </table:table-cell>
          <table:table-cell office:value-type="float" office:value="2.6245117187500001E-9" table:formula="of:=[.C26]/2^[.B26]" table:style-name="ce12">
            <text:p>2,62E-09</text:p>
          </table:table-cell>
          <table:table-cell office:value-type="float" office:value="4.3672020197845994E-8" table:formula="of:= [.D$34]*[.B26]" table:style-name="ce20">
            <text:p>4,37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8" table:style-name="ce2">
            <text:p>18</text:p>
          </table:table-cell>
          <table:table-cell office:value-type="float" office:value="7.7899999999999996E-4" table:style-name="ce4">
            <text:p>0,000779</text:p>
          </table:table-cell>
          <table:table-cell office:value-type="float" office:value="2.9716491699218749E-9" table:formula="of:=[.C27]/2^[.B27]" table:style-name="ce12">
            <text:p>2,97E-09</text:p>
          </table:table-cell>
          <table:table-cell office:value-type="float" office:value="5.2406424237415198E-8" table:formula="of:= [.D$34]*[.B27]" table:style-name="ce20">
            <text:p>5,24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1" table:style-name="ce2">
            <text:p>21</text:p>
          </table:table-cell>
          <table:table-cell office:value-type="float" office:value="6.0860000000000003E-3" table:style-name="ce4">
            <text:p>0,006086</text:p>
          </table:table-cell>
          <table:table-cell office:value-type="float" office:value="2.9020309448242189E-9" table:formula="of:=[.C28]/2^[.B28]" table:style-name="ce12">
            <text:p>2,90E-09</text:p>
          </table:table-cell>
          <table:table-cell office:value-type="float" office:value="6.1140828276984395E-8" table:formula="of:= [.D$34]*[.B28]" table:style-name="ce20">
            <text:p>6,11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4" table:style-name="ce2">
            <text:p>24</text:p>
          </table:table-cell>
          <table:table-cell office:value-type="float" office:value="4.7786000000000002E-2" table:style-name="ce4">
            <text:p>0,047786</text:p>
          </table:table-cell>
          <table:table-cell office:value-type="float" office:value="2.8482675552368165E-9" table:formula="of:=[.C29]/2^[.B29]" table:style-name="ce12">
            <text:p>2,85E-09</text:p>
          </table:table-cell>
          <table:table-cell office:value-type="float" office:value="6.9875232316553593E-8" table:formula="of:= [.D$34]*[.B29]" table:style-name="ce20">
            <text:p>6,99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7" table:style-name="ce2">
            <text:p>27</text:p>
          </table:table-cell>
          <table:table-cell office:value-type="float" office:value="0.373645" table:style-name="ce4">
            <text:p>0,373645</text:p>
          </table:table-cell>
          <table:table-cell office:value-type="float" office:value="2.7838721871376038E-9" table:formula="of:=[.C30]/2^[.B30]" table:style-name="ce12">
            <text:p>2,78E-09</text:p>
          </table:table-cell>
          <table:table-cell office:value-type="float" office:value="7.860963635612279E-8" table:formula="of:= [.D$34]*[.B30]" table:style-name="ce20">
            <text:p>7,86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0" table:style-name="ce2">
            <text:p>30</text:p>
          </table:table-cell>
          <table:table-cell office:value-type="float" office:value="3.0393400000000002" table:style-name="ce4">
            <text:p>3,03934</text:p>
          </table:table-cell>
          <table:table-cell office:value-type="float" office:value="2.8306059539318086E-9" table:formula="of:=[.C31]/2^[.B31]" table:style-name="ce12">
            <text:p>2,83E-09</text:p>
          </table:table-cell>
          <table:table-cell office:value-type="float" office:value="8.7344040395691988E-8" table:formula="of:= [.D$34]*[.B31]" table:style-name="ce20">
            <text:p>8,73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3" table:style-name="ce2">
            <text:p>33</text:p>
          </table:table-cell>
          <table:table-cell office:value-type="float" office:value="23.798500000000001" table:style-name="ce4">
            <text:p>23,7985</text:p>
          </table:table-cell>
          <table:table-cell office:value-type="float" office:value="2.7705100364983083E-9" table:formula="of:=[.C32]/2^[.B32]" table:style-name="ce12">
            <text:p>2,77E-09</text:p>
          </table:table-cell>
          <table:table-cell office:value-type="float" office:value="9.6078444435261185E-8" table:formula="of:= [.D$34]*[.B32]" table:style-name="ce20">
            <text:p>9,61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6" table:style-name="ce2">
            <text:p>36</text:p>
          </table:table-cell>
          <table:table-cell office:value-type="float" office:value="191.82599999999999" table:style-name="ce4">
            <text:p>191,826</text:p>
          </table:table-cell>
          <table:table-cell office:value-type="float" office:value="2.7914356905966996E-9" table:formula="of:=[.C33]/2^[.B33]" table:style-name="ce12">
            <text:p>2,79E-09</text:p>
          </table:table-cell>
          <table:table-cell office:value-type="float" office:value="1.048128484748304E-7" table:formula="of:= [.D$34]*[.B33]" table:style-name="ce20">
            <text:p>1,05E-07</text:p>
          </table:table-cell>
          <table:table-cell table:number-columns-repeated="16379"/>
        </table:table-row>
        <table:table-row table:style-name="ro2">
          <table:covered-table-cell/>
          <table:table-cell table:style-name="ce5"/>
          <table:table-cell office:value-type="string" table:style-name="ce13">
            <text:p>K<text:s/><text:span text:style-name="T1">media =</text:span></text:p>
          </table:table-cell>
          <table:table-cell office:value-type="float" office:value="2.911468013189733E-9" table:formula="of:=AVERAGE([.D24:.D33])" table:style-name="ce14">
            <text:p>2,91E-09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table:number-columns-spanned="1" table:number-rows-spanned="11" table:style-name="ce11">
            <text:p>Heapsort - O(n log n)</text:p>
          </table:table-cell>
          <table:table-cell office:value-type="float" office:value="5000" table:style-name="ce2">
            <text:p>5000</text:p>
          </table:table-cell>
          <table:table-cell office:value-type="float" office:value="2.9100000000000003E-4" table:style-name="ce3">
            <text:p>0,000291</text:p>
          </table:table-cell>
          <table:table-cell office:value-type="float" office:value="7.151448604897781E-7" table:formula="of:=[.C35]/[.B35]*LOG([.B35];2)" table:style-name="ce2">
            <text:p>7,15145E-07</text:p>
          </table:table-cell>
          <table:table-cell office:value-type="float" office:value="5.4863088029457989E-3" table:formula="of:= [.D$45]*[.B35]" table:style-name="ce20">
            <text:p>5,49E-03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0000" table:style-name="ce2">
            <text:p>10000</text:p>
          </table:table-cell>
          <table:table-cell office:value-type="float" office:value="6.5799999999999995E-4" table:style-name="ce4">
            <text:p>0,000658</text:p>
          </table:table-cell>
          <table:table-cell office:value-type="float" office:value="8.7433147457435374E-7" table:formula="of:=[.C36]/[.B36]*LOG([.B36];2)" table:style-name="ce2">
            <text:p>8,74331E-07</text:p>
          </table:table-cell>
          <table:table-cell office:value-type="float" office:value="1.0972617605891598E-2" table:formula="of:= [.D$45]*[.B36]" table:style-name="ce20">
            <text:p>1,10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5000" table:style-name="ce2">
            <text:p>15000</text:p>
          </table:table-cell>
          <table:table-cell office:value-type="float" office:value="1.049E-3" table:style-name="ce4">
            <text:p>0,001049</text:p>
          </table:table-cell>
          <table:table-cell office:value-type="float" office:value="9.7016239662692446E-7" table:formula="of:=[.C37]/[.B37]*LOG([.B37];2)" table:style-name="ce2">
            <text:p>9,70162E-07</text:p>
          </table:table-cell>
          <table:table-cell office:value-type="float" office:value="1.6458926408837397E-2" table:formula="of:= [.D$45]*[.B37]" table:style-name="ce20">
            <text:p>1,65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0000" table:style-name="ce2">
            <text:p>20000</text:p>
          </table:table-cell>
          <table:table-cell office:value-type="float" office:value="1.485E-3" table:style-name="ce4">
            <text:p>0,001485</text:p>
          </table:table-cell>
          <table:table-cell office:value-type="float" office:value="1.0608626441815464E-6" table:formula="of:=[.C38]/[.B38]*LOG([.B38];2)" table:style-name="ce2">
            <text:p>1,06086E-06</text:p>
          </table:table-cell>
          <table:table-cell office:value-type="float" office:value="2.1945235211783196E-2" table:formula="of:= [.D$45]*[.B38]" table:style-name="ce20">
            <text:p>2,19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5000" table:style-name="ce2">
            <text:p>25000</text:p>
          </table:table-cell>
          <table:table-cell office:value-type="float" office:value="1.861E-3" table:style-name="ce4">
            <text:p>0,001861</text:p>
          </table:table-cell>
          <table:table-cell office:value-type="float" office:value="1.0875416369170762E-6" table:formula="of:=[.C39]/[.B39]*LOG([.B39];2)" table:style-name="ce2">
            <text:p>1,08754E-06</text:p>
          </table:table-cell>
          <table:table-cell office:value-type="float" office:value="2.7431544014728994E-2" table:formula="of:= [.D$45]*[.B39]" table:style-name="ce20">
            <text:p>2,74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0000" table:style-name="ce2">
            <text:p>30000</text:p>
          </table:table-cell>
          <table:table-cell office:value-type="float" office:value="2.4290000000000002E-3" table:style-name="ce4">
            <text:p>0,002429</text:p>
          </table:table-cell>
          <table:table-cell office:value-type="float" office:value="1.2041909094725768E-6" table:formula="of:=[.C40]/[.B40]*LOG([.B40];2)" table:style-name="ce2">
            <text:p>1,20419E-06</text:p>
          </table:table-cell>
          <table:table-cell office:value-type="float" office:value="3.2917852817674793E-2" table:formula="of:= [.D$45]*[.B40]" table:style-name="ce20">
            <text:p>3,29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5000" table:style-name="ce2">
            <text:p>35000</text:p>
          </table:table-cell>
          <table:table-cell office:value-type="float" office:value="3.0070000000000001E-3" table:style-name="ce4">
            <text:p>0,003007</text:p>
          </table:table-cell>
          <table:table-cell office:value-type="float" office:value="1.2968819250266402E-6" table:formula="of:=[.C41]/[.B41]*LOG([.B41];2)" table:style-name="ce2">
            <text:p>1,29688E-06</text:p>
          </table:table-cell>
          <table:table-cell office:value-type="float" office:value="3.8404161620620589E-2" table:formula="of:= [.D$45]*[.B41]" table:style-name="ce20">
            <text:p>3,84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0000" table:style-name="ce2">
            <text:p>40000</text:p>
          </table:table-cell>
          <table:table-cell office:value-type="float" office:value="3.2079999999999999E-3" table:style-name="ce4">
            <text:p>0,003208</text:p>
          </table:table-cell>
          <table:table-cell office:value-type="float" office:value="1.2260745328398659E-6" table:formula="of:=[.C42]/[.B42]*LOG([.B42];2)" table:style-name="ce2">
            <text:p>1,22607E-06</text:p>
          </table:table-cell>
          <table:table-cell office:value-type="float" office:value="4.3890470423566391E-2" table:formula="of:= [.D$45]*[.B42]" table:style-name="ce20">
            <text:p>4,39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5000" table:style-name="ce2">
            <text:p>45000</text:p>
          </table:table-cell>
          <table:table-cell office:value-type="float" office:value="3.627E-3" table:style-name="ce4">
            <text:p>0,003627</text:p>
          </table:table-cell>
          <table:table-cell office:value-type="float" office:value="1.2458855729079359E-6" table:formula="of:=[.C43]/[.B43]*LOG([.B43];2)" table:style-name="ce2">
            <text:p>1,24589E-06</text:p>
          </table:table-cell>
          <table:table-cell office:value-type="float" office:value="4.9376779226512187E-2" table:formula="of:= [.D$45]*[.B43]" table:style-name="ce20">
            <text:p>4,94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50000" table:style-name="ce2">
            <text:p>50000</text:p>
          </table:table-cell>
          <table:table-cell office:value-type="float" office:value="4.1370000000000001E-3" table:style-name="ce4">
            <text:p>0,004137</text:p>
          </table:table-cell>
          <table:table-cell office:value-type="float" office:value="1.2915416528549018E-6" table:formula="of:=[.C44]/[.B44]*LOG([.B44];2)" table:style-name="ce2">
            <text:p>1,29154E-06</text:p>
          </table:table-cell>
          <table:table-cell office:value-type="float" office:value="5.4863088029457989E-2" table:formula="of:= [.D$45]*[.B44]" table:style-name="ce20">
            <text:p>5,49E-02</text:p>
          </table:table-cell>
          <table:table-cell table:number-columns-repeated="16379"/>
        </table:table-row>
        <table:table-row table:style-name="ro2">
          <table:covered-table-cell/>
          <table:table-cell table:style-name="ce5"/>
          <table:table-cell office:value-type="string" table:style-name="ce15">
            <text:p>K<text:s/><text:span text:style-name="T1">media =</text:span></text:p>
          </table:table-cell>
          <table:table-cell office:value-type="float" office:value="1.0972617605891597E-6" table:formula="of:=AVERAGE([.D35:.D44])" table:style-name="ce16">
            <text:p>1,09726E-06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table:number-columns-spanned="1" table:number-rows-spanned="11" table:style-name="ce9">
            <text:p>Inserción - O(n^2)</text:p>
          </table:table-cell>
          <table:table-cell office:value-type="float" office:value="5000" table:style-name="ce2">
            <text:p>5000</text:p>
          </table:table-cell>
          <table:table-cell office:value-type="float" office:value="1.2456E-2" table:style-name="ce4">
            <text:p>0,012456</text:p>
          </table:table-cell>
          <table:table-cell office:value-type="float" office:value="4.9824000000000003E-10" table:formula="of:=[.C46]/[.B46]^2" table:style-name="ce2">
            <text:p>4,9824E-10</text:p>
          </table:table-cell>
          <table:table-cell office:value-type="float" office:value="2.5990749956601163E-6" table:formula="of:= [.D$56]*[.B46]" table:style-name="ce20">
            <text:p>2,60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0000" table:style-name="ce2">
            <text:p>10000</text:p>
          </table:table-cell>
          <table:table-cell office:value-type="float" office:value="5.1763999999999998E-2" table:style-name="ce4">
            <text:p>0,051764</text:p>
          </table:table-cell>
          <table:table-cell office:value-type="float" office:value="5.1763999999999998E-10" table:formula="of:=[.C47]/[.B47]^2" table:style-name="ce2">
            <text:p>5,1764E-10</text:p>
          </table:table-cell>
          <table:table-cell office:value-type="float" office:value="5.1981499913202327E-6" table:formula="of:= [.D$56]*[.B47]" table:style-name="ce20">
            <text:p>5,20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5000" table:style-name="ce2">
            <text:p>15000</text:p>
          </table:table-cell>
          <table:table-cell office:value-type="float" office:value="0.123142" table:style-name="ce4">
            <text:p>0,123142</text:p>
          </table:table-cell>
          <table:table-cell office:value-type="float" office:value="5.4729777777777783E-10" table:formula="of:=[.C48]/[.B48]^2" table:style-name="ce2">
            <text:p>5,47298E-10</text:p>
          </table:table-cell>
          <table:table-cell office:value-type="float" office:value="7.7972249869803486E-6" table:formula="of:= [.D$56]*[.B48]" table:style-name="ce20">
            <text:p>7,80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0000" table:style-name="ce2">
            <text:p>20000</text:p>
          </table:table-cell>
          <table:table-cell office:value-type="float" office:value="0.20061300000000001" table:style-name="ce4">
            <text:p>0,200613</text:p>
          </table:table-cell>
          <table:table-cell office:value-type="float" office:value="5.0153249999999999E-10" table:formula="of:=[.C49]/[.B49]^2" table:style-name="ce2">
            <text:p>5,01533E-10</text:p>
          </table:table-cell>
          <table:table-cell office:value-type="float" office:value="1.0396299982640465E-5" table:formula="of:= [.D$56]*[.B49]" table:style-name="ce20">
            <text:p>1,04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5000" table:style-name="ce2">
            <text:p>25000</text:p>
          </table:table-cell>
          <table:table-cell office:value-type="float" office:value="0.32287199999999999" table:style-name="ce3">
            <text:p>0,322872</text:p>
          </table:table-cell>
          <table:table-cell office:value-type="float" office:value="5.1659519999999997E-10" table:formula="of:=[.C50]/[.B50]^2" table:style-name="ce2">
            <text:p>5,16595E-10</text:p>
          </table:table-cell>
          <table:table-cell office:value-type="float" office:value="1.2995374978300582E-5" table:formula="of:= [.D$56]*[.B50]" table:style-name="ce20">
            <text:p>1,30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0000" table:style-name="ce2">
            <text:p>30000</text:p>
          </table:table-cell>
          <table:table-cell office:value-type="float" office:value="0.46818500000000002" table:style-name="ce4">
            <text:p>0,468185</text:p>
          </table:table-cell>
          <table:table-cell office:value-type="float" office:value="5.2020555555555555E-10" table:formula="of:=[.C51]/[.B51]^2" table:style-name="ce2">
            <text:p>5,20206E-10</text:p>
          </table:table-cell>
          <table:table-cell office:value-type="float" office:value="1.5594449973960697E-5" table:formula="of:= [.D$56]*[.B51]" table:style-name="ce20">
            <text:p>1,56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5000" table:style-name="ce2">
            <text:p>35000</text:p>
          </table:table-cell>
          <table:table-cell office:value-type="float" office:value="0.70551299999999995" table:style-name="ce4">
            <text:p>0,705513</text:p>
          </table:table-cell>
          <table:table-cell office:value-type="float" office:value="5.7592897959183672E-10" table:formula="of:=[.C52]/[.B52]^2" table:style-name="ce2">
            <text:p>5,75929E-10</text:p>
          </table:table-cell>
          <table:table-cell office:value-type="float" office:value="1.8193524969620814E-5" table:formula="of:= [.D$56]*[.B52]" table:style-name="ce20">
            <text:p>1,82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0000" table:style-name="ce2">
            <text:p>40000</text:p>
          </table:table-cell>
          <table:table-cell office:value-type="float" office:value="0.84348199999999995" table:style-name="ce4">
            <text:p>0,843482</text:p>
          </table:table-cell>
          <table:table-cell office:value-type="float" office:value="5.2717624999999998E-10" table:formula="of:=[.C53]/[.B53]^2" table:style-name="ce2">
            <text:p>5,27176E-10</text:p>
          </table:table-cell>
          <table:table-cell office:value-type="float" office:value="2.0792599965280931E-5" table:formula="of:= [.D$56]*[.B53]" table:style-name="ce20">
            <text:p>2,08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5000" table:style-name="ce2">
            <text:p>45000</text:p>
          </table:table-cell>
          <table:table-cell office:value-type="float" office:value="0.99585800000000002" table:style-name="ce4">
            <text:p>0,995858</text:p>
          </table:table-cell>
          <table:table-cell office:value-type="float" office:value="4.9178172839506177E-10" table:formula="of:=[.C54]/[.B54]^2" table:style-name="ce2">
            <text:p>4,91782E-10</text:p>
          </table:table-cell>
          <table:table-cell office:value-type="float" office:value="2.3391674960941047E-5" table:formula="of:= [.D$56]*[.B54]" table:style-name="ce20">
            <text:p>2,34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50000" table:style-name="ce2">
            <text:p>50000</text:p>
          </table:table-cell>
          <table:table-cell office:value-type="float" office:value="1.2543800000000001" table:style-name="ce4">
            <text:p>1,25438</text:p>
          </table:table-cell>
          <table:table-cell office:value-type="float" office:value="5.0175200000000007E-10" table:formula="of:=[.C55]/[.B55]^2" table:style-name="ce2">
            <text:p>5,01752E-10</text:p>
          </table:table-cell>
          <table:table-cell office:value-type="float" office:value="2.5990749956601164E-5" table:formula="of:= [.D$56]*[.B55]" table:style-name="ce20">
            <text:p>2,60E-05</text:p>
          </table:table-cell>
          <table:table-cell table:number-columns-repeated="16379"/>
        </table:table-row>
        <table:table-row table:style-name="ro2">
          <table:covered-table-cell/>
          <table:table-cell table:style-name="ce5"/>
          <table:table-cell office:value-type="string" table:style-name="ce15">
            <text:p>K<text:s/><text:span text:style-name="T1">media =</text:span></text:p>
          </table:table-cell>
          <table:table-cell office:value-type="float" office:value="5.1981499913202328E-10" table:formula="of:=AVERAGE([.D46:.D55])" table:style-name="ce16">
            <text:p>5,19815E-10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table:number-columns-spanned="1" table:number-rows-spanned="11" table:style-name="ce11">
            <text:p>Mergesort <text:s/>- O(n log n)</text:p>
          </table:table-cell>
          <table:table-cell office:value-type="float" office:value="5000" table:style-name="ce2">
            <text:p>5000</text:p>
          </table:table-cell>
          <table:table-cell office:value-type="float" office:value="3.77E-4" table:style-name="ce4">
            <text:p>0,000377</text:p>
          </table:table-cell>
          <table:table-cell office:value-type="float" office:value="9.2649351341802857E-7" table:formula="of:=[.C57]/[.B57]*LOG([.B57];2)" table:style-name="ce2">
            <text:p>9,26494E-07</text:p>
          </table:table-cell>
          <table:table-cell office:value-type="float" office:value="6.8613324513481138E-3" table:formula="of:= [.D$67]*[.B57]" table:style-name="ce20">
            <text:p>6,86E-03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0000" table:style-name="ce2">
            <text:p>10000</text:p>
          </table:table-cell>
          <table:table-cell office:value-type="float" office:value="1.039E-3" table:style-name="ce4">
            <text:p>0,001039</text:p>
          </table:table-cell>
          <table:table-cell office:value-type="float" office:value="1.3805933162351879E-6" table:formula="of:=[.C58]/[.B58]*LOG([.B58];2)" table:style-name="ce2">
            <text:p>1,38059E-06</text:p>
          </table:table-cell>
          <table:table-cell office:value-type="float" office:value="1.3722664902696228E-2" table:formula="of:= [.D$67]*[.B58]" table:style-name="ce20">
            <text:p>1,37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5000" table:style-name="ce2">
            <text:p>15000</text:p>
          </table:table-cell>
          <table:table-cell office:value-type="float" office:value="1.1720000000000001E-3" table:style-name="ce4">
            <text:p>0,001172</text:p>
          </table:table-cell>
          <table:table-cell office:value-type="float" office:value="1.0839183306451436E-6" table:formula="of:=[.C59]/[.B59]*LOG([.B59];2)" table:style-name="ce2">
            <text:p>1,08392E-06</text:p>
          </table:table-cell>
          <table:table-cell office:value-type="float" office:value="2.0583997354044342E-2" table:formula="of:= [.D$67]*[.B59]" table:style-name="ce20">
            <text:p>2,06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0000" table:style-name="ce2">
            <text:p>20000</text:p>
          </table:table-cell>
          <table:table-cell office:value-type="float" office:value="1.8109999999999999E-3" table:style-name="ce4">
            <text:p>0,001811</text:p>
          </table:table-cell>
          <table:table-cell office:value-type="float" office:value="1.2937523559682026E-6" table:formula="of:=[.C60]/[.B60]*LOG([.B60];2)" table:style-name="ce2">
            <text:p>1,29375E-06</text:p>
          </table:table-cell>
          <table:table-cell office:value-type="float" office:value="2.7445329805392455E-2" table:formula="of:= [.D$67]*[.B60]" table:style-name="ce20">
            <text:p>2,74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5000" table:style-name="ce2">
            <text:p>25000</text:p>
          </table:table-cell>
          <table:table-cell office:value-type="float" office:value="2.434E-3" table:style-name="ce4">
            <text:p>0,002434</text:p>
          </table:table-cell>
          <table:table-cell office:value-type="float" office:value="1.422394596591168E-6" table:formula="of:=[.C61]/[.B61]*LOG([.B61];2)" table:style-name="ce2">
            <text:p>1,42239E-06</text:p>
          </table:table-cell>
          <table:table-cell office:value-type="float" office:value="3.4306662256740568E-2" table:formula="of:= [.D$67]*[.B61]" table:style-name="ce20">
            <text:p>3,43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0000" table:style-name="ce2">
            <text:p>30000</text:p>
          </table:table-cell>
          <table:table-cell office:value-type="float" office:value="2.4559999999999998E-3" table:style-name="ce4">
            <text:p>0,002456</text:p>
          </table:table-cell>
          <table:table-cell office:value-type="float" office:value="1.2175763168648203E-6" table:formula="of:=[.C62]/[.B62]*LOG([.B62];2)" table:style-name="ce2">
            <text:p>1,21758E-06</text:p>
          </table:table-cell>
          <table:table-cell office:value-type="float" office:value="4.1167994708088684E-2" table:formula="of:= [.D$67]*[.B62]" table:style-name="ce20">
            <text:p>4,12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5000" table:style-name="ce2">
            <text:p>35000</text:p>
          </table:table-cell>
          <table:table-cell office:value-type="float" office:value="3.1280000000000001E-3" table:style-name="ce4">
            <text:p>0,003128</text:p>
          </table:table-cell>
          <table:table-cell office:value-type="float" office:value="1.3490677291264818E-6" table:formula="of:=[.C63]/[.B63]*LOG([.B63];2)" table:style-name="ce2">
            <text:p>1,34907E-06</text:p>
          </table:table-cell>
          <table:table-cell office:value-type="float" office:value="4.8029327159436801E-2" table:formula="of:= [.D$67]*[.B63]" table:style-name="ce20">
            <text:p>4,80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0000" table:style-name="ce2">
            <text:p>40000</text:p>
          </table:table-cell>
          <table:table-cell office:value-type="float" office:value="3.7260000000000001E-3" table:style-name="ce4">
            <text:p>0,003726</text:p>
          </table:table-cell>
          <table:table-cell office:value-type="float" office:value="1.4240504081550313E-6" table:formula="of:=[.C64]/[.B64]*LOG([.B64];2)" table:style-name="ce2">
            <text:p>1,42405E-06</text:p>
          </table:table-cell>
          <table:table-cell office:value-type="float" office:value="5.489065961078491E-2" table:formula="of:= [.D$67]*[.B64]" table:style-name="ce20">
            <text:p>5,49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5000" table:style-name="ce2">
            <text:p>45000</text:p>
          </table:table-cell>
          <table:table-cell office:value-type="float" office:value="5.6020000000000002E-3" table:style-name="ce4">
            <text:p>0,005602</text:p>
          </table:table-cell>
          <table:table-cell office:value-type="float" office:value="1.9243041024070186E-6" table:formula="of:=[.C65]/[.B65]*LOG([.B65];2)" table:style-name="ce2">
            <text:p>1,9243E-06</text:p>
          </table:table-cell>
          <table:table-cell office:value-type="float" office:value="6.1751992062133026E-2" table:formula="of:= [.D$67]*[.B65]" table:style-name="ce20">
            <text:p>6,18E-02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50000" table:style-name="ce2">
            <text:p>50000</text:p>
          </table:table-cell>
          <table:table-cell office:value-type="float" office:value="5.4469999999999996E-3" table:style-name="ce4">
            <text:p>0,005447</text:p>
          </table:table-cell>
          <table:table-cell office:value-type="float" office:value="1.7005142332851462E-6" table:formula="of:=[.C66]/[.B66]*LOG([.B66];2)" table:style-name="ce2">
            <text:p>1,70051E-06</text:p>
          </table:table-cell>
          <table:table-cell office:value-type="float" office:value="6.8613324513481136E-2" table:formula="of:= [.D$67]*[.B66]" table:style-name="ce20">
            <text:p>6,86E-02</text:p>
          </table:table-cell>
          <table:table-cell table:number-columns-repeated="16379"/>
        </table:table-row>
        <table:table-row table:style-name="ro2">
          <table:covered-table-cell/>
          <table:table-cell table:style-name="ce5"/>
          <table:table-cell office:value-type="string" table:style-name="ce15">
            <text:p>K<text:s/><text:span text:style-name="T1">media =</text:span></text:p>
          </table:table-cell>
          <table:table-cell office:value-type="float" office:value="1.3722664902696228E-6" table:formula="of:=AVERAGE([.D57:.D66])" table:style-name="ce16">
            <text:p>1,37227E-06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table:number-columns-spanned="1" table:number-rows-spanned="11" table:style-name="ce9">
            <text:p>Quicksort - O(n^2)</text:p>
          </table:table-cell>
          <table:table-cell office:value-type="float" office:value="5000" table:style-name="ce2">
            <text:p>5000</text:p>
          </table:table-cell>
          <table:table-cell office:value-type="float" office:value="2.1100000000000001E-4" table:style-name="ce4">
            <text:p>0,000211</text:p>
          </table:table-cell>
          <table:table-cell office:value-type="float" office:value="8.4400000000000004E-12" table:formula="of:=[.C68]/[.B68]^2" table:style-name="ce2">
            <text:p>8,44E-12</text:p>
          </table:table-cell>
          <table:table-cell office:value-type="float" office:value="1.4169572757621565E-8" table:formula="of:= [.D$78]*[.B68]" table:style-name="ce20">
            <text:p>1,42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0000" table:style-name="ce2">
            <text:p>10000</text:p>
          </table:table-cell>
          <table:table-cell office:value-type="float" office:value="4.9399999999999997E-4" table:style-name="ce4">
            <text:p>0,000494</text:p>
          </table:table-cell>
          <table:table-cell office:value-type="float" office:value="4.9399999999999995E-12" table:formula="of:=[.C69]/[.B69]^2" table:style-name="ce2">
            <text:p>4,94E-12</text:p>
          </table:table-cell>
          <table:table-cell office:value-type="float" office:value="2.833914551524313E-8" table:formula="of:= [.D$78]*[.B69]" table:style-name="ce20">
            <text:p>2,83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5000" table:style-name="ce2">
            <text:p>15000</text:p>
          </table:table-cell>
          <table:table-cell office:value-type="float" office:value="7.0600000000000003E-4" table:style-name="ce4">
            <text:p>0,000706</text:p>
          </table:table-cell>
          <table:table-cell office:value-type="float" office:value="3.1377777777777778E-12" table:formula="of:=[.C70]/[.B70]^2" table:style-name="ce2">
            <text:p>3,13778E-12</text:p>
          </table:table-cell>
          <table:table-cell office:value-type="float" office:value="4.2508718272864699E-8" table:formula="of:= [.D$78]*[.B70]" table:style-name="ce20">
            <text:p>4,25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0000" table:style-name="ce2">
            <text:p>20000</text:p>
          </table:table-cell>
          <table:table-cell office:value-type="float" office:value="1.031E-3" table:style-name="ce4">
            <text:p>0,001031</text:p>
          </table:table-cell>
          <table:table-cell office:value-type="float" office:value="2.5774999999999999E-12" table:formula="of:=[.C71]/[.B71]^2" table:style-name="ce2">
            <text:p>2,5775E-12</text:p>
          </table:table-cell>
          <table:table-cell office:value-type="float" office:value="5.6678291030486261E-8" table:formula="of:= [.D$78]*[.B71]" table:style-name="ce20">
            <text:p>5,67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5000" table:style-name="ce2">
            <text:p>25000</text:p>
          </table:table-cell>
          <table:table-cell office:value-type="float" office:value="1.2520000000000001E-3" table:style-name="ce4">
            <text:p>0,001252</text:p>
          </table:table-cell>
          <table:table-cell office:value-type="float" office:value="2.0032000000000002E-12" table:formula="of:=[.C72]/[.B72]^2" table:style-name="ce2">
            <text:p>2,0032E-12</text:p>
          </table:table-cell>
          <table:table-cell office:value-type="float" office:value="7.0847863788107823E-8" table:formula="of:= [.D$78]*[.B72]" table:style-name="ce20">
            <text:p>7,08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0000" table:style-name="ce2">
            <text:p>30000</text:p>
          </table:table-cell>
          <table:table-cell office:value-type="float" office:value="1.547E-3" table:style-name="ce4">
            <text:p>0,001547</text:p>
          </table:table-cell>
          <table:table-cell office:value-type="float" office:value="1.7188888888888889E-12" table:formula="of:=[.C73]/[.B73]^2" table:style-name="ce2">
            <text:p>1,71889E-12</text:p>
          </table:table-cell>
          <table:table-cell office:value-type="float" office:value="8.5017436545729398E-8" table:formula="of:= [.D$78]*[.B73]" table:style-name="ce20">
            <text:p>8,50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5000" table:style-name="ce2">
            <text:p>35000</text:p>
          </table:table-cell>
          <table:table-cell office:value-type="float" office:value="2.0730000000000002E-3" table:style-name="ce4">
            <text:p>0,002073</text:p>
          </table:table-cell>
          <table:table-cell office:value-type="float" office:value="1.6922448979591837E-12" table:formula="of:=[.C74]/[.B74]^2" table:style-name="ce2">
            <text:p>1,69224E-12</text:p>
          </table:table-cell>
          <table:table-cell office:value-type="float" office:value="9.918700930335096E-8" table:formula="of:= [.D$78]*[.B74]" table:style-name="ce20">
            <text:p>9,92E-08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0000" table:style-name="ce2">
            <text:p>40000</text:p>
          </table:table-cell>
          <table:table-cell office:value-type="float" office:value="2.1220000000000002E-3" table:style-name="ce4">
            <text:p>0,002122</text:p>
          </table:table-cell>
          <table:table-cell office:value-type="float" office:value="1.3262500000000001E-12" table:formula="of:=[.C75]/[.B75]^2" table:style-name="ce2">
            <text:p>1,32625E-12</text:p>
          </table:table-cell>
          <table:table-cell office:value-type="float" office:value="1.1335658206097252E-7" table:formula="of:= [.D$78]*[.B75]" table:style-name="ce20">
            <text:p>1,13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5000" table:style-name="ce2">
            <text:p>45000</text:p>
          </table:table-cell>
          <table:table-cell office:value-type="float" office:value="2.7079999999999999E-3" table:style-name="ce4">
            <text:p>0,002708</text:p>
          </table:table-cell>
          <table:table-cell office:value-type="float" office:value="1.3372839506172839E-12" table:formula="of:=[.C76]/[.B76]^2" table:style-name="ce2">
            <text:p>1,33728E-12</text:p>
          </table:table-cell>
          <table:table-cell office:value-type="float" office:value="1.2752615481859408E-7" table:formula="of:= [.D$78]*[.B76]" table:style-name="ce20">
            <text:p>1,28E-07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50000" table:style-name="ce2">
            <text:p>50000</text:p>
          </table:table-cell>
          <table:table-cell office:value-type="float" office:value="2.9150000000000001E-3" table:style-name="ce4">
            <text:p>0,002915</text:p>
          </table:table-cell>
          <table:table-cell office:value-type="float" office:value="1.1660000000000001E-12" table:formula="of:=[.C77]/[.B77]^2" table:style-name="ce2">
            <text:p>1,166E-12</text:p>
          </table:table-cell>
          <table:table-cell office:value-type="float" office:value="1.4169572757621565E-7" table:formula="of:= [.D$78]*[.B77]" table:style-name="ce20">
            <text:p>1,42E-07</text:p>
          </table:table-cell>
          <table:table-cell table:number-columns-repeated="16379"/>
        </table:table-row>
        <table:table-row table:style-name="ro2">
          <table:covered-table-cell/>
          <table:table-cell table:style-name="ce5"/>
          <table:table-cell office:value-type="string" table:style-name="ce15">
            <text:p>K<text:s/><text:span text:style-name="T1">media =</text:span></text:p>
          </table:table-cell>
          <table:table-cell office:value-type="float" office:value="2.8339145515243131E-12" table:formula="of:=AVERAGE([.D68:.D77])" table:style-name="ce16">
            <text:p>2,83391E-12</text:p>
          </table:table-cell>
          <table:table-cell table:style-name="ce17"/>
          <table:table-cell table:number-columns-repeated="16379"/>
        </table:table-row>
        <table:table-row table:style-name="ro2">
          <table:table-cell office:value-type="string" table:number-columns-spanned="1" table:number-rows-spanned="11" table:style-name="ce9">
            <text:p>Selección - O(n^2)</text:p>
          </table:table-cell>
          <table:table-cell office:value-type="float" office:value="5000" table:style-name="ce2">
            <text:p>5000</text:p>
          </table:table-cell>
          <table:table-cell office:value-type="float" office:value="9.7059999999999994E-3" table:style-name="ce4">
            <text:p>0,009706</text:p>
          </table:table-cell>
          <table:table-cell office:value-type="float" office:value="3.8824E-10" table:formula="of:=[.C79]/[.B79]^2" table:style-name="ce2">
            <text:p>3,8824E-10</text:p>
          </table:table-cell>
          <table:table-cell office:value-type="float" office:value="1.8627910843253966E-6" table:formula="of:= [.D$89]*[.B79]" table:style-name="ce20">
            <text:p>1,86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0000" table:style-name="ce2">
            <text:p>10000</text:p>
          </table:table-cell>
          <table:table-cell office:value-type="float" office:value="3.7628000000000002E-2" table:style-name="ce4">
            <text:p>0,037628</text:p>
          </table:table-cell>
          <table:table-cell office:value-type="float" office:value="3.7628000000000002E-10" table:formula="of:=[.C80]/[.B80]^2" table:style-name="ce2">
            <text:p>3,7628E-10</text:p>
          </table:table-cell>
          <table:table-cell office:value-type="float" office:value="3.7255821686507933E-6" table:formula="of:= [.D$89]*[.B80]" table:style-name="ce20">
            <text:p>3,73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15000" table:style-name="ce2">
            <text:p>15000</text:p>
          </table:table-cell>
          <table:table-cell office:value-type="float" office:value="8.5975999999999997E-2" table:style-name="ce4">
            <text:p>0,085976</text:p>
          </table:table-cell>
          <table:table-cell office:value-type="float" office:value="3.8211555555555556E-10" table:formula="of:=[.C81]/[.B81]^2" table:style-name="ce2">
            <text:p>3,82116E-10</text:p>
          </table:table-cell>
          <table:table-cell office:value-type="float" office:value="5.5883732529761899E-6" table:formula="of:= [.D$89]*[.B81]" table:style-name="ce20">
            <text:p>5,59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0000" table:style-name="ce2">
            <text:p>20000</text:p>
          </table:table-cell>
          <table:table-cell office:value-type="float" office:value="0.14928900000000001" table:style-name="ce4">
            <text:p>0,149289</text:p>
          </table:table-cell>
          <table:table-cell office:value-type="float" office:value="3.732225E-10" table:formula="of:=[.C82]/[.B82]^2" table:style-name="ce2">
            <text:p>3,73223E-10</text:p>
          </table:table-cell>
          <table:table-cell office:value-type="float" office:value="7.4511643373015865E-6" table:formula="of:= [.D$89]*[.B82]" table:style-name="ce20">
            <text:p>7,45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25000" table:style-name="ce2">
            <text:p>25000</text:p>
          </table:table-cell>
          <table:table-cell office:value-type="float" office:value="0.22896900000000001" table:style-name="ce4">
            <text:p>0,228969</text:p>
          </table:table-cell>
          <table:table-cell office:value-type="float" office:value="3.663504E-10" table:formula="of:=[.C83]/[.B83]^2" table:style-name="ce2">
            <text:p>3,6635E-10</text:p>
          </table:table-cell>
          <table:table-cell office:value-type="float" office:value="9.3139554216269832E-6" table:formula="of:= [.D$89]*[.B83]" table:style-name="ce20">
            <text:p>9,31E-06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0000" table:style-name="ce2">
            <text:p>30000</text:p>
          </table:table-cell>
          <table:table-cell office:value-type="float" office:value="0.329623" table:style-name="ce4">
            <text:p>0,329623</text:p>
          </table:table-cell>
          <table:table-cell office:value-type="float" office:value="3.6624777777777777E-10" table:formula="of:=[.C84]/[.B84]^2" table:style-name="ce2">
            <text:p>3,66248E-10</text:p>
          </table:table-cell>
          <table:table-cell office:value-type="float" office:value="1.117674650595238E-5" table:formula="of:= [.D$89]*[.B84]" table:style-name="ce20">
            <text:p>1,12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35000" table:style-name="ce2">
            <text:p>35000</text:p>
          </table:table-cell>
          <table:table-cell office:value-type="float" office:value="0.46083099999999999" table:style-name="ce4">
            <text:p>0,460831</text:p>
          </table:table-cell>
          <table:table-cell office:value-type="float" office:value="3.7618857142857143E-10" table:formula="of:=[.C85]/[.B85]^2" table:style-name="ce2">
            <text:p>3,76189E-10</text:p>
          </table:table-cell>
          <table:table-cell office:value-type="float" office:value="1.3039537590277776E-5" table:formula="of:= [.D$89]*[.B85]" table:style-name="ce20">
            <text:p>1,30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0000" table:style-name="ce2">
            <text:p>40000</text:p>
          </table:table-cell>
          <table:table-cell office:value-type="float" office:value="0.59474700000000003" table:style-name="ce4">
            <text:p>0,594747</text:p>
          </table:table-cell>
          <table:table-cell office:value-type="float" office:value="3.7171687500000002E-10" table:formula="of:=[.C86]/[.B86]^2" table:style-name="ce2">
            <text:p>3,71717E-10</text:p>
          </table:table-cell>
          <table:table-cell office:value-type="float" office:value="1.4902328674603173E-5" table:formula="of:= [.D$89]*[.B86]" table:style-name="ce20">
            <text:p>1,49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45000" table:style-name="ce2">
            <text:p>45000</text:p>
          </table:table-cell>
          <table:table-cell office:value-type="float" office:value="0.73420200000000002" table:style-name="ce4">
            <text:p>0,734202</text:p>
          </table:table-cell>
          <table:table-cell office:value-type="float" office:value="3.6256888888888891E-10" table:formula="of:=[.C87]/[.B87]^2" table:style-name="ce2">
            <text:p>3,62569E-10</text:p>
          </table:table-cell>
          <table:table-cell office:value-type="float" office:value="1.676511975892857E-5" table:formula="of:= [.D$89]*[.B87]" table:style-name="ce20">
            <text:p>1,68E-05</text:p>
          </table:table-cell>
          <table:table-cell table:number-columns-repeated="16379"/>
        </table:table-row>
        <table:table-row table:style-name="ro2">
          <table:covered-table-cell/>
          <table:table-cell office:value-type="float" office:value="50000" table:style-name="ce2">
            <text:p>50000</text:p>
          </table:table-cell>
          <table:table-cell office:value-type="float" office:value="0.90662900000000002" table:style-name="ce4">
            <text:p>0,906629</text:p>
          </table:table-cell>
          <table:table-cell office:value-type="float" office:value="3.6265160000000003E-10" table:formula="of:=[.C88]/[.B88]^2" table:style-name="ce2">
            <text:p>3,62652E-10</text:p>
          </table:table-cell>
          <table:table-cell office:value-type="float" office:value="1.8627910843253966E-5" table:formula="of:= [.D$89]*[.B88]" table:style-name="ce20">
            <text:p>1,86E-05</text:p>
          </table:table-cell>
          <table:table-cell table:number-columns-repeated="16379"/>
        </table:table-row>
        <table:table-row table:style-name="ro2">
          <table:covered-table-cell/>
          <table:table-cell table:style-name="ce8"/>
          <table:table-cell office:value-type="string" table:style-name="ce15">
            <text:p>K<text:s/><text:span text:style-name="T1">media =</text:span></text:p>
          </table:table-cell>
          <table:table-cell office:value-type="float" office:value="3.7255821686507935E-10" table:formula="of:=AVERAGE([.D79:.D88])" table:style-name="ce16">
            <text:p>3,72558E-10</text:p>
          </table:table-cell>
          <table:table-cell table:style-name="ce17"/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" draw:id="id0" draw:style-name="a0" draw:name="Gráfico 2" svg:x="0in" svg:y="0in" svg:width="4.65625in" svg:height="3.15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table:style-name="ce1">
            <draw:frame draw:z-index="2" draw:id="id1" draw:style-name="a1" draw:name="Gráfico 3" svg:x="0in" svg:y="0.14583in" svg:width="4.65625in" svg:height="2.635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 table:style-name="ce1">
            <draw:frame draw:z-index="4" draw:id="id3" draw:style-name="a3" draw:name="Gráfico 5" svg:x="0in" svg:y="0.13542in" svg:width="4.65625in" svg:height="2.6979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5" table:style-name="ro2">
          <table:table-cell table:number-columns-repeated="16384"/>
        </table:table-row>
        <table:table-row table:style-name="ro2">
          <table:table-cell table:style-name="ce1">
            <draw:frame draw:z-index="3" draw:id="id2" draw:style-name="a2" draw:name="Gráfico 4" svg:x="0in" svg:y="0in" svg:width="4.6562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5" table:style-name="ro2">
          <table:table-cell table:number-columns-repeated="16384"/>
        </table:table-row>
        <table:table-row table:style-name="ro2">
          <table:table-cell table:style-name="ce1">
            <draw:frame draw:z-index="5" draw:id="id4" draw:style-name="a4" draw:name="Gráfico 6" svg:x="0in" svg:y="0.16667in" svg:width="4.6562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table:style-name="ce1">
            <draw:frame draw:z-index="6" draw:id="id5" draw:style-name="a5" draw:name="Gráfico 7" svg:x="0in" svg:y="0.16667in" svg:width="4.65625in" svg:height="2.62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 table:style-name="ce1">
            <draw:frame draw:z-index="7" draw:id="id6" draw:style-name="a6" draw:name="Gráfico 8" svg:x="0in" svg:y="0.13542in" svg:width="4.65625in" svg:height="2.86458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table:style-name="ce1">
            <draw:frame draw:z-index="8" draw:id="id7" draw:style-name="a7" draw:name="Gráfico 9" svg:x="0in" svg:y="0in" svg:width="4.6562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3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-Y="1" style:table-centering="both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3-11T18:01:49Z</meta:creation-date>
    <dc:date>2025-03-16T17:05:59Z</dc:date>
    <meta:editing-cycles>9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0369a3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a33e03" svg:stroke-opacity="100%" draw:stroke-linejoin="round" svg:stroke-linecap="round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1E-6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7.25pt" svg:width="335.25pt" chart:style-name="Crt0">
        <chart:title chart:style-name="CT00">
          <text:p text:style-name="a0" text:class-names="" text:cond-style-name="">T.Burbuj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ja1.$B$2:.$B$11"/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1" text:class-names="" text:cond-style-name="">T.Ejecucion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T.Ejecución Teorica</text:p>
            </chart:title>
          </chart:axis>
          <chart:axis chart:dimension="x" chart:name="secondary-X" chart:style-name="Axs3">
            <chart:categories table:cell-range-address="Hoja1.$B$2:.$B$11"/>
          </chart:axis>
          <chart:series chart:label-cell-address="Hoja1.C1" chart:values-cell-range-address="Hoja1.$C$2:.$C$11" chart:class="chart:line" chart:attached-axis="primary-y" chart:style-name="G0S0">
            <chart:data-point chart:repeated="10"/>
          </chart:series>
          <chart:series chart:label-cell-address="Hoja1.E1" chart:values-cell-range-address="Hoja1.$E$2:.$E$11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8a303" draw:opacity="100%" draw:stroke="none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0369a3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a33e03" svg:stroke-opacity="100%" draw:stroke-linejoin="round" svg:stroke-linecap="round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15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E-5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5">
      <style:chart-properties chart:gap-width="150" chart:overlap="10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1E-10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9.75pt" svg:width="335.25pt" chart:style-name="Crt0">
        <chart:title chart:style-name="CT00">
          <text:p text:style-name="a0" text:class-names="" text:cond-style-name="">T.Fibonacci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ja1.$B$13:.$B$22"/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1" text:class-names="" text:cond-style-name="">T.Ejecución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T.Ejecución Teórica</text:p>
            </chart:title>
          </chart:axis>
          <chart:axis chart:dimension="x" chart:name="secondary-X" chart:style-name="Axs3">
            <chart:categories table:cell-range-address="Hoja1.$B$13:.$B$22"/>
          </chart:axis>
          <chart:series chart:label-cell-address="Hoja1.C1" chart:values-cell-range-address="Hoja1.$C$13:.$C$22" chart:class="chart:line" chart:attached-axis="primary-y" chart:style-name="G0S0">
            <chart:data-point chart:repeated="10"/>
          </chart:series>
          <chart:series chart:label-cell-address="Hoja1.E1" chart:values-cell-range-address="Hoja1.$E$13:.$E$22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8a303" draw:opacity="100%" draw:stroke="none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18a303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0369a3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000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5">
      <style:chart-properties chart:gap-width="219" chart:overlap="-27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.00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35.25pt" chart:style-name="Crt0">
        <chart:title chart:style-name="CT00">
          <text:p text:style-name="a0" text:class-names="" text:cond-style-name="">T.Headsort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ja1.B35:.B44"/>
          </chart:axis>
          <chart:axis chart:dimension="y" chart:name="primary-y" chart:style-name="Axs1">
            <chart:title chart:style-name="AT01">
              <text:p text:style-name="a1" text:class-names="" text:cond-style-name="">T.Ejecución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T.Ejecución Teórica</text:p>
            </chart:title>
          </chart:axis>
          <chart:axis chart:dimension="x" chart:name="secondary-X" chart:style-name="Axs3">
            <chart:categories table:cell-range-address="Hoja1.B35:.B44"/>
          </chart:axis>
          <chart:series chart:label-cell-address="Hoja1.C1" chart:values-cell-range-address="Hoja1.$C$35:.$C$44" chart:class="chart:line" chart:attached-axis="primary-y" chart:style-name="G0S0">
            <chart:data-point chart:repeated="10"/>
          </chart:series>
          <chart:series chart:label-cell-address="Hoja1.E1" chart:values-cell-range-address="Hoja1.E35:.E44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8a303" draw:opacity="100%" draw:stroke="none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30">
      <number:text-content/>
    </number:text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18a303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0369a3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30">
      <style:chart-properties chart:gap-width="219" chart:overlap="-27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E-5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5">
      <style:chart-properties chart:gap-width="219" chart:overlap="-27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1E-8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4.25pt" svg:width="335.25pt" chart:style-name="Crt0">
        <chart:title chart:style-name="CT00">
          <text:p text:style-name="a0" text:class-names="" text:cond-style-name="">T.Hanoi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ja1.B24:.B33"/>
          </chart:axis>
          <chart:axis chart:dimension="y" chart:name="primary-y" chart:style-name="Axs1">
            <chart:title chart:style-name="AT01">
              <text:p text:style-name="a1" text:class-names="" text:cond-style-name="">T.Ejecución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T.Ejecución Teórico</text:p>
            </chart:title>
          </chart:axis>
          <chart:axis chart:dimension="x" chart:name="secondary-X" chart:style-name="Axs3">
            <chart:categories table:cell-range-address="Hoja1.B24:.B33"/>
          </chart:axis>
          <chart:series chart:label-cell-address="Hoja1.C1" chart:values-cell-range-address="Hoja1.C24:.C33" chart:class="chart:line" chart:attached-axis="primary-y" chart:style-name="G0S0">
            <chart:data-point chart:repeated="10"/>
          </chart:series>
          <chart:series chart:label-cell-address="Hoja1.E1" chart:values-cell-range-address="Hoja1.E24:.E33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8a303" draw:opacity="100%" draw:stroke="none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18a303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0369a3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0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5">
      <style:chart-properties chart:gap-width="219" chart:overlap="-27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1E-6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35.25pt" chart:style-name="Crt0">
        <chart:title chart:style-name="CT00">
          <text:p text:style-name="a0" text:class-names="" text:cond-style-name="">T.Insercion</text:p>
        </chart:title>
        <chart:legend style:legend-expansion="custom" style:legend-expansion-aspect-ratio="18.553601666674894" svg:width="295.9211811023622pt" svg:height="15.94952755905512pt" svg:x="29.83669291338583pt" svg:y="194.8004724409449pt" chart:style-name="Lgnd"/>
        <chart:plot-area chart:style-name="Plt0">
          <chart:axis chart:dimension="x" chart:name="primary-x" chart:style-name="Axs0">
            <chart:categories table:cell-range-address="Hoja1.B46:.B55"/>
          </chart:axis>
          <chart:axis chart:dimension="y" chart:name="primary-y" chart:style-name="Axs1">
            <chart:title chart:style-name="AT01">
              <text:p text:style-name="a1" text:class-names="" text:cond-style-name="">T.Ejecución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T.Ejecución Teórico</text:p>
            </chart:title>
          </chart:axis>
          <chart:axis chart:dimension="x" chart:name="secondary-X" chart:style-name="Axs3">
            <chart:categories table:cell-range-address="Hoja1.B46:.B55"/>
          </chart:axis>
          <chart:series chart:label-cell-address="Hoja1.C1" chart:values-cell-range-address="Hoja1.$C$46:.$C$55" chart:class="chart:line" chart:attached-axis="primary-y" chart:style-name="G0S0">
            <chart:data-point chart:repeated="10"/>
          </chart:series>
          <chart:series chart:label-cell-address="Hoja1.E1" chart:values-cell-range-address="Hoja1.E46:.E55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8a303" draw:opacity="100%" draw:stroke="none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18a303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0369a3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000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5">
      <style:chart-properties chart:gap-width="219" chart:overlap="-27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0.00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9.0pt" svg:width="335.25pt" chart:style-name="Crt0">
        <chart:title chart:style-name="CT00">
          <text:p text:style-name="a0" text:class-names="" text:cond-style-name="">T.Mergesort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ja1.B57:.B66"/>
          </chart:axis>
          <chart:axis chart:dimension="y" chart:name="primary-y" chart:style-name="Axs1">
            <chart:title chart:style-name="AT01">
              <text:p text:style-name="a1" text:class-names="" text:cond-style-name="">T.Ejecución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T.Ejecución Teórico</text:p>
            </chart:title>
          </chart:axis>
          <chart:axis chart:dimension="x" chart:name="secondary-X" chart:style-name="Axs3">
            <chart:categories table:cell-range-address="Hoja1.B57:.B66"/>
          </chart:axis>
          <chart:series chart:label-cell-address="Hoja1.C1" chart:values-cell-range-address="Hoja1.$C$57:.$C$66" chart:class="chart:line" chart:attached-axis="primary-y" chart:style-name="G0S0">
            <chart:data-point chart:repeated="10"/>
          </chart:series>
          <chart:series chart:label-cell-address="Hoja1.E1" chart:values-cell-range-address="Hoja1.E57:.E66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8a303" draw:opacity="100%" draw:stroke="none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18a303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0369a3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000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5">
      <style:chart-properties chart:gap-width="219" chart:overlap="-27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1E-8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6.25pt" svg:width="335.25pt" chart:style-name="Crt0">
        <chart:title chart:style-name="CT00">
          <text:p text:style-name="a0" text:class-names="" text:cond-style-name="">T.Quicksort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ja1.B68:.B77"/>
          </chart:axis>
          <chart:axis chart:dimension="y" chart:name="primary-y" chart:style-name="Axs1">
            <chart:title chart:style-name="AT01">
              <text:p text:style-name="a1" text:class-names="" text:cond-style-name="">T.Ejecucion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T.Ejecución Teórico</text:p>
            </chart:title>
          </chart:axis>
          <chart:axis chart:dimension="x" chart:name="secondary-X" chart:style-name="Axs3">
            <chart:categories table:cell-range-address="Hoja1.B68:.B77"/>
          </chart:axis>
          <chart:series chart:label-cell-address="Hoja1.C1" chart:values-cell-range-address="Hoja1.$C$68:.$C$77" chart:class="chart:line" chart:attached-axis="primary-y" chart:style-name="G0S0">
            <chart:data-point chart:repeated="10"/>
          </chart:series>
          <chart:series chart:label-cell-address="Hoja1.E1" chart:values-cell-range-address="Hoja1.E68:.E77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8a303" draw:opacity="100%" draw:stroke="none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18a303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0369a3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00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5">
      <style:chart-properties chart:gap-width="219" chart:overlap="-27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near-axis" chart:axis-position="end" chart:reverse-direction="false" chart:major-origin="1E-6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35.25pt" chart:style-name="Crt0">
        <chart:title chart:style-name="CT00">
          <text:p text:style-name="a0" text:class-names="" text:cond-style-name="">T.Selecció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ja1.B79:.B88"/>
          </chart:axis>
          <chart:axis chart:dimension="y" chart:name="primary-y" chart:style-name="Axs1">
            <chart:title chart:style-name="AT01">
              <text:p text:style-name="a1" text:class-names="" text:cond-style-name="">T.Ejecución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T.Ejecución Teórico</text:p>
            </chart:title>
          </chart:axis>
          <chart:axis chart:dimension="x" chart:name="secondary-X" chart:style-name="Axs3">
            <chart:categories table:cell-range-address="Hoja1.B79:.B88"/>
          </chart:axis>
          <chart:series chart:label-cell-address="Hoja1.C1" chart:values-cell-range-address="Hoja1.$C$79:.$C$88" chart:class="chart:line" chart:attached-axis="primary-y" chart:style-name="G0S0">
            <chart:data-point chart:repeated="10"/>
          </chart:series>
          <chart:series chart:label-cell-address="Hoja1.E1" chart:values-cell-range-address="Hoja1.E79:.E88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8a303" draw:opacity="100%" draw:stroke="none"/>
    </style:default-style>
  </office:styles>
</office:document-styles>
</file>